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9db" officeooo:paragraph-rsid="001a79db"/>
    </style:style>
    <style:style style:name="P2" style:family="paragraph" style:parent-style-name="Standard">
      <style:text-properties fo:font-weight="bold" officeooo:rsid="001a79db" officeooo:paragraph-rsid="001a79d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OS ANTONIO CARLOS GARCIA – 820121</text:p>
      <text:p text:style-name="P1"/>
      <text:p text:style-name="P1">Atividade 04 Metodos de pesquisa</text:p>
      <text:p text:style-name="P1"/>
      <text:p text:style-name="P2">Quais são as principais diferenças entre revisão multivocal e revisão sistemática?</text:p>
      <text:p text:style-name="P1"><text:line-break/>A revisão sistemática é focada em responder perguntas específicas com rigor científico, utilizando apenas fontes acadêmicas de alta credibilidade, com critérios rígidos e métodos estruturados. Já a revisão multivocal adota uma abordagem mais flexível, incluindo fontes não acadêmicas (como blogs e relatórios) para oferecer uma visão mais ampla e prática, sendo útil em áreas emergentes ou com pouca literatura consolidada. A revisão multivocal é muito utilizada em engenharia de software por ser uma área conhecida por ser orientada à aplicação.<text:line-break/><text:line-break/><text:span text:style-name="T1">Por que e quando é relevante considerar literatura cinzenta em uma pesquisa bibliográfica?</text:span></text:p>
      <text:p text:style-name="P1"><text:line-break/>A literatura cinzenta é relevante em pesquisas bibliográficas quando se busca complementar informações que não estão amplamente disponíveis em publicações acadêmicas formais, ela pode trazer benefícios por revelarem desafios que são<text:line-break/>identificados com base em opiniões ou experiência.<text:line-break/><text:line-break/><text:span text:style-name="T1">Quais as fontes de estudos típicas de literatura cinzenta?</text:span></text:p>
      <text:p text:style-name="P1"><text:line-break/>Principalmente blogs, white papers e websites.<text:line-break/><text:line-break/><text:span text:style-name="T1">Quais os critérios para selecionar estudos de literatura cinzenta?</text:span></text:p>
      <text:p text:style-name="P1"><text:line-break/>Credibilidade (Expertise): Extensão com que a autoridade do produtor de conteúdo pode ser determinada<text:line-break/><text:line-break/>Controle de saída (outlet control): Extensão com que o conteúdo é produzido, moderado ou editado em conformidade com critérios de criação de conhecimento explícitos e transparent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6:27:12.915000000</meta:creation-date>
    <dc:date>2024-12-09T16:36:17.934000000</dc:date>
    <meta:editing-duration>PT9M6S</meta:editing-duration>
    <meta:editing-cycles>1</meta:editing-cycles>
    <meta:document-statistic meta:table-count="0" meta:image-count="0" meta:object-count="0" meta:page-count="1" meta:paragraph-count="7" meta:word-count="216" meta:character-count="1533" meta:non-whitespace-character-count="1315"/>
    <meta:generator>LibreOffice/24.2.6.2$Windows_X86_64 LibreOffice_project/ef66aa7e36a1bb8e65bfbc63aba53045a14d0871</meta:generator>
  </office:meta>
</office:document-meta>
</file>